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BA000000F82D4DF22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2cm" svg:height="10.695cm" svg:x="5.78cm" svg:y="0cm">
          <draw:image xlink:href="Pictures/10000000000000BA000000F82D4DF22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8:40.456000000</meta:creation-date>
    <dc:date>2015-03-26T11:59:44.247000000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